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Proxima Nova" svg:font-family="'Proxima Nova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441" officeooo:paragraph-rsid="0015d441"/>
    </style:style>
    <style:style style:name="P2" style:family="paragraph" style:parent-style-name="Standard">
      <style:text-properties officeooo:rsid="001ae7ce" officeooo:paragraph-rsid="001ae7ce"/>
    </style:style>
    <style:style style:name="P3" style:family="paragraph" style:parent-style-name="Standard">
      <style:text-properties officeooo:rsid="001ae7ce" officeooo:paragraph-rsid="001da3df"/>
    </style:style>
    <style:style style:name="P4" style:family="paragraph" style:parent-style-name="Standard">
      <style:text-properties officeooo:rsid="001c73bc" officeooo:paragraph-rsid="001c73bc"/>
    </style:style>
    <style:style style:name="P5" style:family="paragraph" style:parent-style-name="Standard">
      <style:text-properties officeooo:rsid="001d7748" officeooo:paragraph-rsid="001d7748"/>
    </style:style>
    <style:style style:name="P6" style:family="paragraph" style:parent-style-name="Text_20_body">
      <style:text-properties officeooo:rsid="001c73bc" officeooo:paragraph-rsid="001c73bc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414042" style:font-name="Proxima Nova" fo:font-size="12pt" fo:letter-spacing="normal" fo:font-style="normal" fo:font-weight="normal"/>
    </style:style>
    <style:style style:name="P8" style:family="paragraph" style:parent-style-name="Standard">
      <style:text-properties officeooo:rsid="001d7748" officeooo:paragraph-rsid="001d7748"/>
    </style:style>
    <style:style style:name="P9" style:family="paragraph" style:parent-style-name="Standard">
      <style:text-properties officeooo:rsid="0020db61" officeooo:paragraph-rsid="0020db61"/>
    </style:style>
    <style:style style:name="T1" style:family="text">
      <style:text-properties fo:font-variant="normal" fo:text-transform="none" fo:color="#414042" style:font-name="Proxima Nova" fo:font-size="12pt" fo:letter-spacing="normal" fo:font-style="normal" fo:font-weight="normal"/>
    </style:style>
    <style:style style:name="T2" style:family="text">
      <style:text-properties fo:font-variant="normal" fo:text-transform="none" fo:color="#c7254e" style:font-name="Menlo" fo:font-size="12pt" fo:letter-spacing="normal" fo:font-style="normal" fo:font-weight="normal" fo:background-color="#e7e7e7" loext:char-shading-value="0" loext:padding="0cm" loext:border="none"/>
    </style:style>
    <style:style style:name="T3" style:family="text">
      <style:text-properties fo:font-variant="normal" fo:text-transform="none" fo:color="#047704" style:font-name="Proxima Nova" fo:font-size="12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ras环境打配置：</text:p>
      <text:p text:style-name="P1">keras在ubuntu下面打安装测试，按照官网步骤走：</text:p>
      <text:p text:style-name="P1">直接在pycharm中安装了tensorflow，keras，graphviz，pydot，都installed successfully</text:p>
      <text:p text:style-name="P1"/>
      <text:p text:style-name="P1"/>
      <text:p text:style-name="P1"/>
      <text:p text:style-name="P3">Anaconda3安装按照官网的链接进行：</text:p>
      <text:p text:style-name="P2"><text:bookmark-start text:name="__DdeLink__8_1785726357"/>Anaconda3<text:bookmark-end text:name="__DdeLink__8_1785726357"/> will now be installed into this location:</text:p>
      <text:p text:style-name="P2">/home/catherine/anaconda3</text:p>
      <text:p text:style-name="P4"><text:a xlink:type="simple" xlink:href="https://docs.anaconda.com/anaconda/install/linux" text:style-name="Internet_20_link" text:visited-style-name="Visited_20_Internet_20_Link">https://docs.anaconda.com/anaconda/install/linux</text:a></text:p>
      <text:p text:style-name="P6"><text:span text:style-name="T1">After your install is complete, verify it by opening Anaconda Navigator, a program that is included with Anaconda: Open a Terminal window and type </text:span><text:span text:style-name="Source_20_Text"><text:span text:style-name="T2">anaconda-navigator</text:span></text:span><text:span text:style-name="T1">. If Navigator opens, you have successfully installed Anaconda. If not, check that you completed each step above, then see our </text:span><text:a xlink:type="simple" xlink:href="https://docs.anaconda.com/anaconda/help-support.html" text:style-name="Internet_20_link" text:visited-style-name="Visited_20_Internet_20_Link"><text:span text:style-name="T3">Help page</text:span></text:a><text:span text:style-name="T1">.</text:span></text:p>
      <text:p text:style-name="P7">TIP: Anaconda Navigator contains Jupyter Notebook and the Spyder IDE. </text:p>
      <text:p text:style-name="P4"/>
      <text:p text:style-name="P5">打开成功！！</text:p>
      <text:p text:style-name="P5">然后install tf/keras/graphviz/pydot，测试。</text:p>
      <text:p text:style-name="P5"/>
      <text:p text:style-name="P9">tensorflow.python.framework.errors_impl.ResourceExhaustedError: OOM when allocating tensor with shape[25088,4096]</text:p>
      <text:p text:style-name="P9"><text:tab/> [[Node: fc1_36/kernel/Assign = Assign[T=DT_FLOAT, _class=["loc:@fc1_36/kernel"], use_locking=true, validate_shape=true, _device="/job:localhost/replica:0/task:0/device:CPU:0"](fc1_36/kernel, fc1_36/random_uniform)]]</text:p>
      <text:p text:style-name="P9"/>
      <text:p text:style-name="P9">ResourceExhaustedError (see above for traceback): OOM when allocating tensor with shape[25088,4096]</text:p>
      <text:p text:style-name="P9"><text:tab/> [[Node: fc1_36/kernel/Assign = Assign[T=DT_FLOAT, _class=["loc:@fc1_36/kernel"], use_locking=true, validate_shape=true, _device="/job:localhost/replica:0/task:0/device:CPU:0"](fc1_36/kernel, fc1_36/random_uniform)]]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Proxima Nova" svg:font-family="'Proxima Nova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27:39.478640216</meta:creation-date>
    <meta:generator>LibreOffice/5.1.6.2$Linux_X86_64 LibreOffice_project/10m0$Build-2</meta:generator>
    <dc:date>2018-01-18T11:28:43.401464025</dc:date>
    <meta:editing-duration>PT1H24M57S</meta:editing-duration>
    <meta:editing-cycles>12</meta:editing-cycles>
    <meta:document-statistic meta:table-count="0" meta:image-count="0" meta:object-count="0" meta:page-count="1" meta:paragraph-count="15" meta:word-count="175" meta:character-count="1314" meta:non-whitespace-character-count="1213"/>
  </office:meta>
</office:document-meta>
</file>